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chapter" style:master-page-name="Standard">
      <style:paragraph-properties fo:break-before="page"/>
    </style:style>
    <style:style style:name="T1" style:family="text">
      <style:text-properties style:text-underline-style="none"/>
    </style:style>
    <style:style style:name="T2" style:family="text">
      <style:text-properties style:text-underline-style="solid" style:text-underline-width="auto" style:text-underline-color="font-color"/>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1 – Installation and setup</text:p>
      <text:p text:style-name="h1">Module overview</text:p>
      <text:p text:style-name="p">In this module you will learn about the requirements for installation and setup of OpenOffice.org (OOo) and the Integrated Content Environment (ICE) system.</text:p>
      <text:p text:style-name="h1-chapter">1.1 System requirements</text:p>
      <text:p text:style-name="p">System requirements vary slightly depending on your operating system. <text:s/>However, all require OpenOffice.org and ICE .</text:p>
      <text:p text:style-name="h2-chapter"><text:bookmark text:name="mozTocId37385"/>1.1.1 Microsoft Windows</text:p>
      <text:p text:style-name="p">Required specifications for computers running a Windows operating system are: Windows 2000 (Service Pack 2 or higher), Windows XP or Windows 2003. </text:p>
      <text:p text:style-name="h2-chapter">1.1.2 Apple Macintosh</text:p>
      <text:p text:style-name="p">Required specifications for Apple Macintosh computers are:</text:p>
      <text:p text:style-name="dt1">OSX <text:s/>10.4</text:p>
      <text:p text:style-name="dd1">Minimum requirement is Apple Macintosh Operating System Version 10.4.</text:p>
      <text:p text:style-name="dt1">X11</text:p>
      <text:p text:style-name="dd1">“Prior to the introduction of Mac OS X, virtually the only way developers could create a graphical application in a UNIX-based operating system was with the X Window System, more commonly called X11. X11 for Mac OS X offers UNIX users the ability to run thousands of X11 applications concurrently with other Mac OS X applications......</text:p>
      <text:p text:style-name="dd1">X11 for Mac OS X offers a complete X Window System implementation for running X11-based applications on Mac OS X. “ <text:line-break/>(source: www.apple.com &lt;<text:a xlink:type="simple" xlink:href="http://www.apple.com/macosx/features/x11/">http://www.apple.com/macosx/features/x11/</text:a>&gt;)</text:p>
      <text:p text:style-name="h1-chapter">1.2 ICE installation</text:p>
      <text:p text:style-name="p">The ICE application can be downloaded and installed from the ICE website &lt;<text:a xlink:type="simple" xlink:href="http://ice.usq.edu.au/">http://ice.usq.edu.au</text:a><text:span text:style-name="T1">&gt;. If you are reading this then you may have already managed to install ICE , if not installation and configuration instructions are available at </text:span><text:a xlink:type="simple" xlink:href="http://ice.usq.edu.au/"><text:span text:style-name="T2">http://ice.usq.edu.au</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1 – Installation and setup</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Module 1 – Installation and setup</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Module 1 – Installation and setup</dc:title>
    <dc:subject>Integrated Content Environment (ICE) user guide</dc:subject>
    <meta:initial-creator>Pamela Glossop</meta:initial-creator>
    <meta:creation-date>2005-12-21T08:49:07</meta:creation-date>
    <dc:creator>Daniel de Byl</dc:creator>
    <dc:date>2005-12-23T09:56:05</dc:date>
    <dc:language>en-US</dc:language>
    <meta:editing-cycles>5</meta:editing-cycles>
    <meta:editing-duration>PT3M27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48" meta:image-count="0" meta:object-count="0" meta:page-count="2" meta:paragraph-count="68" meta:word-count="222" meta:character-count="160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